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xResult.setLexicalHandler( Lexical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Result.StaxResult( XMLEventWriter event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xResult.getXMLEvent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Result.StaxResult( XMLStreamWriter stream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xResult.setHandler(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Result.getXMLStream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